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Conduit.NMRConduit( Bus bus , EndpointReferenceType target , NMR n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MRConduit.NMRConduit( EndpointReferenceType target , NMR n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Conduit.getNm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Condui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Conduit.ge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Conduit.prepar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